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1.046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4 accum</text:p>
          </table:table-cell>
          <table:table-cell office:value-type="string">
            <text:p>no accum</text:p>
          </table:table-cell>
          <table:table-cell table:number-columns-repeated="2"/>
        </table:table-row>
        <table:table-row table:style-name="ro1">
          <table:table-cell office:value-type="string">
            <text:p>1500 <text:s text:c="5"/>300</text:p>
          </table:table-cell>
          <table:table-cell/>
          <table:table-cell office:value-type="float" office:value="246374620">
            <text:p>246374620</text:p>
          </table:table-cell>
          <table:table-cell office:value-type="float" office:value="336676090">
            <text:p>336676090</text:p>
          </table:table-cell>
          <table:table-cell table:number-columns-repeated="2"/>
        </table:table-row>
        <table:table-row table:style-name="ro2">
          <table:table-cell office:value-type="string">
            <text:p>26 eigen</text:p>
          </table:table-cell>
          <table:table-cell/>
          <table:table-cell office:value-type="float" office:value="246545168">
            <text:p>246545168</text:p>
          </table:table-cell>
          <table:table-cell office:value-type="float" office:value="336281326">
            <text:p>33628132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000 <text:s text:c="3"/>3000</text:p>
          </table:table-cell>
          <table:table-cell/>
          <table:table-cell office:value-type="float" office:value="9260783049">
            <text:p>9260783049</text:p>
          </table:table-cell>
          <table:table-cell office:value-type="float" office:value="12599341682">
            <text:p>12599341682</text:p>
          </table:table-cell>
          <table:table-cell table:number-columns-repeated="2"/>
        </table:table-row>
        <table:table-row table:style-name="ro2">
          <table:table-cell office:value-type="string">
            <text:p>22 eigen</text:p>
          </table:table-cell>
          <table:table-cell/>
          <table:table-cell office:value-type="float" office:value="9255596007">
            <text:p>9255596007</text:p>
          </table:table-cell>
          <table:table-cell office:value-type="float" office:value="12607697562">
            <text:p>126076975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5000 <text:s text:c="3"/>6000</text:p>
          </table:table-cell>
          <table:table-cell/>
          <table:table-cell office:value-type="float" office:value="16987685176">
            <text:p>16987685176</text:p>
          </table:table-cell>
          <table:table-cell office:value-type="float" office:value="23224307954">
            <text:p>23224307954</text:p>
          </table:table-cell>
          <table:table-cell table:number-columns-repeated="2"/>
        </table:table-row>
        <table:table-row table:style-name="ro2">
          <table:table-cell office:value-type="string">
            <text:p>18 eigen</text:p>
          </table:table-cell>
          <table:table-cell/>
          <table:table-cell office:value-type="float" office:value="17008497535">
            <text:p>17008497535</text:p>
          </table:table-cell>
          <table:table-cell office:value-type="float" office:value="23199572710">
            <text:p>23199572710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2">
          <table:table-cell office:value-type="string">
            <text:p>size</text:p>
          </table:table-cell>
          <table:table-cell office:value-type="string">
            <text:p>sparseness</text:p>
          </table:table-cell>
          <table:table-cell office:value-type="string">
            <text:p>regular</text:p>
          </table:table-cell>
          <table:table-cell office:value-type="string">
            <text:p>optimized</text:p>
          </table:table-cell>
          <table:table-cell office:value-type="string">
            <text:p>openmp</text:p>
          </table:table-cell>
          <table:table-cell office:value-type="string">
            <text:p>eigs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7836798">
            <text:p>7836798</text:p>
          </table:table-cell>
          <table:table-cell office:value-type="float" office:value="5743037">
            <text:p>5743037</text:p>
          </table:table-cell>
          <table:table-cell office:value-type="float" office:value="9276117">
            <text:p>92761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2024503">
            <text:p>2024503</text:p>
          </table:table-cell>
          <table:table-cell office:value-type="float" office:value="1486049">
            <text:p>1486049</text:p>
          </table:table-cell>
          <table:table-cell office:value-type="float" office:value="2580018">
            <text:p>25800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256">
            <text:p>256</text:p>
          </table:table-cell>
          <table:table-cell office:value-type="float" office:value="984325043">
            <text:p>984325043</text:p>
          </table:table-cell>
          <table:table-cell office:value-type="float" office:value="639828421">
            <text:p>639828421</text:p>
          </table:table-cell>
          <table:table-cell office:value-type="float" office:value="876098590">
            <text:p>8760985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024">
            <text:p>1024</text:p>
          </table:table-cell>
          <table:table-cell office:value-type="float" office:value="264872828">
            <text:p>264872828</text:p>
          </table:table-cell>
          <table:table-cell office:value-type="float" office:value="194691058">
            <text:p>194691058</text:p>
          </table:table-cell>
          <table:table-cell office:value-type="float" office:value="267275832">
            <text:p>2672758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24">
            <text:p>1024</text:p>
          </table:table-cell>
          <table:table-cell office:value-type="float" office:value="15691838787">
            <text:p>15691838787</text:p>
          </table:table-cell>
          <table:table-cell office:value-type="float" office:value="11484835384">
            <text:p>11484835384</text:p>
          </table:table-cell>
          <table:table-cell office:value-type="string">
            <text:p>n/a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096">
            <text:p>4096</text:p>
          </table:table-cell>
          <table:table-cell office:value-type="float" office:value="4226444262">
            <text:p>4226444262</text:p>
          </table:table-cell>
          <table:table-cell office:value-type="float" office:value="3101007953">
            <text:p>3101007953</text:p>
          </table:table-cell>
          <table:table-cell office:value-type="float" office:value="4219194529">
            <text:p>42191945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192">
            <text:p>8192</text:p>
          </table:table-cell>
          <table:table-cell office:value-type="float" office:value="3019284461">
            <text:p>3019284461</text:p>
          </table:table-cell>
          <table:table-cell office:value-type="float" office:value="2221603216">
            <text:p>2221603216</text:p>
          </table:table-cell>
          <table:table-cell office:value-type="float" office:value="3012828047">
            <text:p>30128280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7240814582">
            <text:p>17240814582</text:p>
          </table:table-cell>
          <table:table-cell office:value-type="float" office:value="10458556574">
            <text:p>10458556574</text:p>
          </table:table-cell>
          <table:table-cell office:value-type="string">
            <text:p>n/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8167071984">
            <text:p>8167071984</text:p>
          </table:table-cell>
          <table:table-cell office:value-type="float" office:value="6492006820">
            <text:p>6492006820</text:p>
          </table:table-cell>
          <table:table-cell office:value-type="float" office:value="8074138950">
            <text:p>80741389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0">
            <text:p>10240</text:p>
          </table:table-cell>
          <table:table-cell office:value-type="float" office:value="8175895393">
            <text:p>8175895393</text:p>
          </table:table-cell>
          <table:table-cell office:value-type="float" office:value="6041152849">
            <text:p>6041152849</text:p>
          </table:table-cell>
          <table:table-cell office:value-type="float" office:value="7921657193">
            <text:p>7921657193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5/07/2014</text:date>, <text:time>00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ewen </meta:initial-creator>
    <meta:creation-date>2014-04-30T14:21:32</meta:creation-date>
    <dc:date>2014-05-07T00:43:34</dc:date>
    <dc:creator>Mcewen </dc:creator>
    <meta:editing-duration>PT1H23M</meta:editing-duration>
    <meta:editing-cycles>2</meta:editing-cycles>
    <meta:generator>LibreOffice/3.4$Unix LibreOffice_project/340m1$Build-502</meta:generator>
    <meta:document-statistic meta:table-count="3" meta:cell-count="86" meta:object-count="0"/>
  </office:meta>
</office:document-meta>
</file>